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E80000021C87B4A72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5pt" style:font-size-asian="5pt" style:font-size-complex="5pt"/>
    </style:style>
    <style:style style:name="P4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317cm" svg:height="10.971cm" svg:x="0cm" svg:y="0cm">
          <draw:image xlink:href="Pictures/10000201000003E80000021C87B4A72F.png" xlink:type="simple" xlink:show="embed" xlink:actuate="onLoad">
            <text:p/>
          </draw:image>
        </draw:frame>
        <draw:circle draw:style-name="gr2" draw:text-style-name="P2" draw:layer="layout" svg:width="1.4cm" svg:height="1.4cm" svg:x="1.262cm" svg:y="1.962cm">
          <text:p text:style-name="P1"><text:span text:style-name="T1">STD_PUSHBT_JOY1</text:span></text:p>
        </draw:circle>
        <draw:circle draw:style-name="gr2" draw:text-style-name="P2" draw:layer="layout" svg:width="1.4cm" svg:height="1.4cm" svg:x="17.588cm" svg:y="1.962cm">
          <text:p text:style-name="P1"><text:span text:style-name="T1">STD_PUSHBT_JOY2</text:span></text:p>
        </draw:circle>
        <draw:rect draw:style-name="gr2" draw:text-style-name="P1" draw:layer="layout" svg:width="10.6cm" svg:height="6cm" svg:x="4.819cm" svg:y="2.462cm">
          <text:p text:style-name="P1">STD_LABEL_&lt;CONSOLE&gt;</text:p>
        </draw:rect>
        <draw:ellipse draw:style-name="gr2" draw:text-style-name="P2" draw:layer="layout" svg:width="0.8cm" svg:height="0.838cm" svg:x="9.738cm" svg:y="9.262cm">
          <text:p text:style-name="P1"><text:span text:style-name="T1">STD_PUSHBT_HOME</text:span></text:p>
        </draw:ellipse>
        <draw:custom-shape draw:style-name="gr3" draw:text-style-name="P3" draw:layer="layout" svg:width="0.48cm" svg:height="0.482cm" svg:x="14.09cm" svg:y="9.46cm">
          <text:p text:style-name="P1"><text:span text:style-name="T2">STD_PUSHBT_TV</text:span></text:p>
          <draw:enhanced-geometry svg:viewBox="0 0 21600 21600" draw:path-stretchpoint-x="10800" draw:path-stretchpoint-y="10800" draw:text-areas="?f3 ?f4 ?f5 ?f6" draw:type="round-rectangle" draw:modifiers="7544.282744282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4" draw:layer="layout" svg:width="0.8cm" svg:height="0.8cm" svg:x="16.3cm" svg:y="4.6cm">
          <text:p text:style-name="P4"><text:span text:style-name="T3">STD_PUSHBT_Y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17cm" fo:page-height="10.9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2-16T09:24:51</meta:creation-date>
    <dc:date>2016-02-16T09:47:27</dc:date>
    <dc:creator>Gwéna LE YONDRE</dc:creator>
    <meta:editing-duration>PT22M36S</meta:editing-duration>
    <meta:editing-cycles>6</meta:editing-cycles>
    <meta:generator>OpenOffice/4.1.2$Unix OpenOffice.org_project/412m3$Build-9782</meta:generator>
    <meta:document-statistic meta:object-count="7"/>
  </office:meta>
</office:document-meta>
</file>